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2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 style:text-autospace="none"/>
      <style:text-properties fo:font-size="36pt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1.27cm" fo:margin-right="0cm" fo:margin-top="0cm" fo:margin-bottom="0cm" fo:text-align="center" fo:text-indent="-1.27cm" style:text-autospace="none"/>
      <style:text-properties fo:font-size="32pt"/>
    </style:style>
    <style:style style:name="P11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575cm">
          <draw:text-box>
            <text:p text:style-name="P1"><text:span text:style-name="T1">HYMN #851</text:span></text:p>
            <text:p text:style-name="P1"><text:span text:style-name="T2">“</text:span><text:span text:style-name="T2">Lord of Glory, You Have Bought U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5" draw:layer="layout" svg:width="25.146cm" svg:height="7.011cm" svg:x="1.524cm" svg:y="0.508cm">
          <draw:text-box>
            <text:p text:style-name="P4"><text:span text:style-name="T3">1. </text:span><text:span text:style-name="T4">Lord of glory, You have bought us</text:span><text:span text:style-name="T4"><text:line-break/></text:span><text:span text:style-name="T4">With Your lifeblood as the price,</text:span><text:span text:style-name="T4"><text:line-break/></text:span><text:span text:style-name="T4">Never grudging for the lost ones</text:span><text:span text:style-name="T4"><text:line-break/></text:span><text:span text:style-name="T4">That tremendous sacrific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5" draw:layer="layout" svg:width="25.146cm" svg:height="7.011cm" svg:x="1.524cm" svg:y="0.254cm">
          <draw:text-box>
            <text:p text:style-name="P4"><text:span text:style-name="T4">And with that have freely given</text:span><text:span text:style-name="T4"><text:line-break/></text:span><text:span text:style-name="T4">Blessings countless as the sand</text:span><text:span text:style-name="T4"><text:line-break/></text:span><text:span text:style-name="T4">To the_unthankful and the evil</text:span><text:span text:style-name="T4"><text:line-break/></text:span><text:span text:style-name="T4">With Your own unsparing h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draw:style-name="gr3" draw:text-style-name="P7" draw:layer="layout" svg:width="25.146cm" svg:height="7.011cm" svg:x="1.524cm" svg:y="0.508cm">
          <draw:text-box>
            <text:p text:style-name="P6"><text:span text:style-name="T5">2. </text:span><text:span text:style-name="T6">Grant us hearts, dear Lord, to give You</text:span><text:span text:style-name="T6"><text:line-break/></text:span><text:span text:style-name="T6">Gladly, freely of Your own.</text:span><text:span text:style-name="T6"><text:line-break/></text:span><text:span text:style-name="T6">With the sunshine of Your goodness</text:span><text:span text:style-name="T6"><text:line-break/></text:span><text:span text:style-name="T6">Melt our thankless hearts of sto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0">
        <draw:frame draw:style-name="gr3" draw:text-style-name="P7" draw:layer="layout" svg:width="25.146cm" svg:height="7.011cm" svg:x="1.27cm" svg:y="0.568cm">
          <draw:text-box>
            <text:p text:style-name="P6"><text:span text:style-name="T6">Till our cold and selfish natures,</text:span><text:span text:style-name="T6"><text:line-break/></text:span><text:span text:style-name="T6">Warmed by You, at length believe</text:span><text:span text:style-name="T6"><text:line-break/></text:span><text:span text:style-name="T6">That more happy and more blessèd</text:span><text:span text:style-name="T6"><text:line-break/></text:span><text:span text:style-name="T6">’Tis to give than to rece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>
        <draw:frame draw:style-name="gr3" draw:text-style-name="P7" draw:layer="layout" svg:width="24.384cm" svg:height="7.011cm" svg:x="1.778cm" svg:y="0.609cm">
          <draw:text-box>
            <text:p text:style-name="P6"><text:span text:style-name="T5">3. </text:span><text:span text:style-name="T6">Wondrous honor You have given</text:span><text:span text:style-name="T6"><text:line-break/></text:span><text:span text:style-name="T6">To our humblest charity</text:span><text:span text:style-name="T6"><text:line-break/></text:span><text:span text:style-name="T6">In Your own mysterious sentence,</text:span><text:span text:style-name="T6"><text:line-break/></text:span><text:span text:style-name="T6">“You have done it all to M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1T0">
        <draw:frame draw:style-name="gr3" draw:text-style-name="P7" draw:layer="layout" svg:width="24.13cm" svg:height="7.011cm" svg:x="2.032cm" svg:y="0.609cm">
          <draw:text-box>
            <text:p text:style-name="P6"><text:span text:style-name="T6">Can it be, O gracious Master,</text:span><text:span text:style-name="T6"><text:line-break/></text:span><text:span text:style-name="T6">That You deign for alms to sue,</text:span><text:span text:style-name="T6"><text:line-break/></text:span><text:span text:style-name="T6">Saying by Your poor and needy,</text:span><text:span text:style-name="T6"><text:line-break/></text:span><text:span text:style-name="T6">“Give as I have giv’n to you”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7" draw:master-page-name="Default" presentation:presentation-page-layout-name="AL1T0">
        <draw:frame draw:style-name="gr3" draw:text-style-name="P9" draw:layer="layout" svg:width="24.638cm" svg:height="7.011cm" svg:x="1.524cm" svg:y="0.609cm">
          <draw:text-box>
            <text:p text:style-name="P8"><text:span text:style-name="T5">4. </text:span><text:span text:style-name="T6">Lord of glory, You have bought us</text:span></text:p>
            <text:p text:style-name="P8"><text:span text:style-name="T6">With Your lifeblood as the price,</text:span></text:p>
            <text:p text:style-name="P8"><text:span text:style-name="T6">Never grudging for the lost ones</text:span></text:p>
            <text:p text:style-name="P8"><text:span text:style-name="T6">That tremendous sacrifi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4" draw:text-style-name="P12" draw:layer="layout" svg:width="25.146cm" svg:height="12.974cm" svg:x="1.524cm" svg:y="0.254cm">
          <draw:text-box>
            <text:p text:style-name="P10"><text:span text:style-name="T6">Give us faith to trust You boldly,</text:span></text:p>
            <text:p text:style-name="P10"><text:span text:style-name="T6">Hope, to stay our souls on You;</text:span></text:p>
            <text:p text:style-name="P10"><text:span text:style-name="T6">But, oh, best of all Your graces,</text:span></text:p>
            <text:p text:style-name="P10"><text:span text:style-name="T6">With Your love our love renew.</text:span></text:p>
            <text:p text:style-name="P11"><text:span text:style-name="T7"><text:line-break/></text:span><text:span text:style-name="T7"/></text:p>
            <text:p text:style-name="P11"><text:span text:style-name="T8"/></text:p>
            <text:p text:style-name="P11"><text:span text:style-name="T9"><text:s text:c="12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09:38:00.640000000</meta:creation-date>
    <dc:title>Hymn template</dc:title>
    <meta:editing-duration>PT13M7S</meta:editing-duration>
    <meta:editing-cycles>9</meta:editing-cycles>
    <meta:generator>LibreOffice/6.1.5.2$Windows_X86_64 LibreOffice_project/90f8dcf33c87b3705e78202e3df5142b201bd805</meta:generator>
    <meta:initial-creator>Arthur Hoch</meta:initial-creator>
    <dc:date>2019-04-25T18:51:42.292000000</dc:date>
    <meta:document-statistic meta:object-count="59"/>
    <meta:template xlink:type="simple" xlink:actuate="onRequest" xlink:title="Hymn template" xlink:href="../../AppData/Roaming/LibreOffice/4/user/template/Worship%20Templsates/Hymn%20template.otp" meta:date="2015-10-01T09:38:00.542000000"/>
  </office:meta>
</office:document-meta>
</file>